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pis_5f_kn">
      <style:text-properties officeooo:paragraph-rsid="019f856d"/>
    </style:style>
    <style:style style:name="P5" style:family="paragraph" style:parent-style-name="Standard">
      <style:text-properties officeooo:paragraph-rsid="01a09f63"/>
    </style:style>
    <style:style style:name="P6" style:family="paragraph" style:parent-style-name="Standard">
      <style:text-properties officeooo:paragraph-rsid="01a2465a"/>
    </style:style>
    <style:style style:name="P7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8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1aa5272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13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spis_5f_kn">
      <style:text-properties officeooo:paragraph-rsid="019f856d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aa5272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style:font-name="Arial" fo:font-size="10pt" fo:letter-spacing="normal" officeooo:rsid="019f856d" style:font-size-asian="10pt" style:font-size-complex="10pt"/>
    </style:style>
    <style:style style:name="T9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33333" loext:opacity="100%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style:use-window-font-color="true" loext:opacity="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9" style:family="text">
      <style:text-properties fo:color="#333333" loext:opacity="100%" style:font-name="Arial"/>
    </style:style>
    <style:style style:name="T20" style:family="text">
      <style:text-properties officeooo:rsid="001f7693"/>
    </style:style>
    <style:style style:name="T21" style:family="text">
      <style:text-properties officeooo:rsid="019f856d"/>
    </style:style>
    <style:style style:name="T22" style:family="text">
      <style:text-properties officeooo:rsid="01b19903"/>
    </style:style>
    <style:style style:name="T23" style:family="text">
      <style:text-properties officeooo:rsid="01b8c43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3" text:outline-level="1"><text:a xlink:type="simple" xlink:href="#__RefHeading___Toc439_4233216564" text:style-name="Index_20_Link" text:visited-style-name="Index_20_Link">1. JAVA<text:tab/>1</text:a></text:h>
          <text:h text:style-name="P3" text:outline-level="1"><text:a xlink:type="simple" xlink:href="#__RefHeading___Toc1577_3840347627%20kopia%201" text:style-name="Index_20_Link" text:visited-style-name="Index_20_Link">2. SQL i NoSQL<text:tab/>1</text:a></text:h>
          <text:h text:style-name="P3" text:outline-level="1"><text:a xlink:type="simple" xlink:href="#__RefHeading___Toc423_4233216564" text:style-name="Index_20_Link" text:visited-style-name="Index_20_Link">3. Frameworks (SPRING, HIBERNATE)<text:tab/>1</text:a></text:h>
          <text:h text:style-name="P3" text:outline-level="1"><text:a xlink:type="simple" xlink:href="#__RefHeading___Toc1577_3840347627%20kopia%201%20kopia%201%20kopia%201" text:style-name="Index_20_Link" text:visited-style-name="Index_20_Link">3. OTHERS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19"/></text:span></text:p>
      <text:h text:style-name="spis_5f_kn" text:outline-level="1"><text:bookmark-start text:name="__RefHeading___Toc439_4233216564"/><text:span text:style-name="Strong_20_Emphasis"><text:span text:style-name="T20">1. </text:span></text:span><text:span text:style-name="Strong_20_Emphasis"><text:span text:style-name="T21">JAVA</text:span></text:span><text:span text:style-name="Strong_20_Emphasis"><text:span text:style-name="T11"><text:line-break/></text:span></text:span><text:bookmark-end text:name="__RefHeading___Toc439_4233216564"/></text:h>
      <text:p text:style-name="P11"><text:bookmark-start text:name="__RefHeading___Toc402_4233216564"/><text:span text:style-name="Strong_20_Emphasis"><text:span text:style-name="T14">Zastosowanie Stream API z Java 8<text:line-break/></text:span></text:span><text:span text:style-name="Strong_20_Emphasis"><text:span text:style-name="T15">https://justjoin.it/blog/zastosowanie-stream-api-z-java-8-przyklady</text:span></text:span><text:bookmark-end text:name="__RefHeading___Toc402_4233216564"/></text:p>
      <text:h text:style-name="spis_5f_kn" text:outline-level="1"><text:span text:style-name="Strong_20_Emphasis"><text:span text:style-name="T11"/></text:span></text:h>
      <text:h text:style-name="P4" text:outline-level="1"><text:bookmark-start text:name="__RefHeading___Toc1577_3840347627 kopia 1"/><text:span text:style-name="Strong_20_Emphasis"><text:span text:style-name="T21">2</text:span></text:span><text:span text:style-name="Strong_20_Emphasis"><text:span text:style-name="T20">. </text:span></text:span><text:span text:style-name="Strong_20_Emphasis"><text:span text:style-name="T21">SQL </text:span></text:span><text:span text:style-name="Strong_20_Emphasis"><text:span text:style-name="T22">i NoSQL</text:span></text:span>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10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12">https://datacraze.pl/sql-bez-tajemnic-pytania-rekrutacyjne</text:span></text:span></text:a></text:p>
      <text:p text:style-name="P2"><text:span text:style-name="Strong_20_Emphasis"><text:span text:style-name="T12"/></text:span></text:p>
      <text:p text:style-name="P8"><text:span text:style-name="Strong_20_Emphasis"><text:span text:style-name="T10">SQL vs NoSQL</text:span></text:span></text:p>
      <text:p text:style-name="P8"><text:span text:style-name="Strong_20_Emphasis"><text:span text:style-name="T12">https://www.ovhcloud.com/pl/learn/sql-vs-nosql/</text:span></text:span></text:p>
      <text:p text:style-name="P2"><text:span text:style-name="Strong_20_Emphasis"><text:span text:style-name="T12"/></text:span></text:p>
      <text:h text:style-name="P4" text:outline-level="1"><text:bookmark-start text:name="__RefHeading___Toc423_4233216564"/><text:span text:style-name="Strong_20_Emphasis"><text:span text:style-name="T21">3</text:span></text:span><text:span text:style-name="Strong_20_Emphasis"><text:span text:style-name="T20">. </text:span></text:span><text:span text:style-name="Strong_20_Emphasis"><text:span text:style-name="T23">Frameworks (</text:span></text:span><text:span text:style-name="Strong_20_Emphasis"><text:span text:style-name="T21">SPRING, </text:span></text:span><text:span text:style-name="Strong_20_Emphasis"><text:span text:style-name="T23">HIBERNATE)</text:span></text:span><text:span text:style-name="Strong_20_Emphasis"><text:span text:style-name="T16"><text:line-break/></text:span></text:span><text:bookmark-end text:name="__RefHeading___Toc423_4233216564"/></text:h>
      <text:p text:style-name="P10"><text:bookmark-start text:name="__RefHeading___Toc404_4233216564"/><text:bookmark text:name="de87"/><text:span text:style-name="Strong_20_Emphasis"><text:span text:style-name="T2">Spring Boot | ResponseEntity vs Object -&gt; </text:span></text:span><text:span text:style-name="Emphasis"><text:span text:style-name="T9">When to Use ResponseEntity&lt;?&gt;</text:span></text:span><text:span text:style-name="Strong_20_Emphasis"><text:span text:style-name="T2"> ? 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5">h</text:span></text:span><text:span text:style-name="Strong_20_Emphasis"><text:span text:style-name="T4">ttps://medium.com/@rahul302619/spring-boot-responseentity-vs-object-d530695a8481</text:span></text:span></text:a><text:span text:style-name="Strong_20_Emphasis"><text:span text:style-name="T4"><text:line-break/><text:line-break/><text:line-break/></text:span></text:span><text:span text:style-name="Strong_20_Emphasis"><text:span text:style-name="T2">TransactionManager </text:span></text:span><text:span text:style-name="Strong_20_Emphasis"><text:span text:style-name="T3">S</text:span></text:span><text:span text:style-name="Strong_20_Emphasis"><text:span text:style-name="T2">pring </text:span></text:span><text:span text:style-name="Strong_20_Emphasis"><text:span text:style-name="T3">B</text:span></text:span><text:span text:style-name="Strong_20_Emphasis"><text:span text:style-name="T2">oot</text:span></text:span><text:span text:style-name="Strong_20_Emphasis"><text:span text:style-name="T4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https://medium.com/@Gotit.GotIT/mastering-transactions-in-spring-boot-with-platformtransactionmanager-a-practical-guide-4f51bb9e8e42</text:span></text:a><text:span text:style-name="Strong_20_Emphasis"><text:span text:style-name="T16"><text:line-break/></text:span></text:span><text:a xlink:type="simple" xlink:href="https://www.youtube.com/watch?v=wDMMD2pYNmg" text:style-name="Internet_20_link" text:visited-style-name="Visited_20_Internet_20_Link"><text:span text:style-name="Strong_20_Emphasis">https://www.youtube.com/watch?v=wDMMD2pYNmg</text:span></text:a><text:bookmark-end text:name="__RefHeading___Toc404_4233216564"/></text:p>
      <text:p text:style-name="P12"><text:span text:style-name="Strong_20_Emphasis"><text:span text:style-name="T16"><text:line-break/></text:span></text:span><text:span text:style-name="Strong_20_Emphasis"><text:span text:style-name="T17">Hibernate – najpopularniejsze pytania z rozmów kwalifikacyjnych</text:span></text:span></text:p>
      <text:p text:style-name="P12"><text:a xlink:type="simple" xlink:href="https://codebykris.com/hibernate-najpopularniejsze-pytania/" text:style-name="Internet_20_link" text:visited-style-name="Visited_20_Internet_20_Link"><text:span text:style-name="Strong_20_Emphasis">https://codebykris.com/hibernate-najpopularniejsze-pytania/</text:span></text:a><text:span text:style-name="Strong_20_Emphasis"><text:span text:style-name="T16"><text:line-break/></text:span></text:span></text:p>
      <text:p text:style-name="P2"><text:span text:style-name="Strong_20_Emphasis"><text:span text:style-name="T12"/></text:span></text:p>
      <text:h text:style-name="P4" text:outline-level="1"><text:bookmark-start text:name="__RefHeading___Toc1577_3840347627 kopia 1 kopia 1 kopia 1"/><text:span text:style-name="Strong_20_Emphasis"><text:span text:style-name="T21">3</text:span></text:span><text:span text:style-name="Strong_20_Emphasis"><text:span text:style-name="T20">. </text:span></text:span><text:span text:style-name="Strong_20_Emphasis"><text:span text:style-name="T21">OTHERS</text:span></text:span><text:bookmark-end text:name="__RefHeading___Toc1577_3840347627 kopia 1 kopia 1 kopia 1"/></text:h>
      <text:p text:style-name="P6"><text:span text:style-name="Strong_20_Emphasis"><text:span text:style-name="T4"><text:line-break/></text:span></text:span><text:bookmark text:name="8096"/><text:span text:style-name="Strong_20_Emphasis"><text:span text:style-name="T2">Spring Boot Microservices with RabbitMQ Example:</text:span></text:span></text:p>
      <text:p text:style-name="P5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7">https://rameshfadatare.medium.com/spring-boot-microservices-with-rabbitmq-example-92a38cbe08fc</text:span></text:span></text:a></text:p>
      <text:p text:style-name="P5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7">https://medium.com/@sachinmewar800/rabbitmq-with-spring-amqp-using-spring-boot-4a62e68a6f1b</text:span></text:span></text:a></text:p>
      <text:p text:style-name="P5"><text:a xlink:type="simple" xlink:href="https://github.com/mzerek/RabbitMqExample/tree/main" text:style-name="Internet_20_link" text:visited-style-name="Visited_20_Internet_20_Link"><text:span text:style-name="Strong_20_Emphasis"><text:span text:style-name="T7">https://github.com/mzerek/RabbitMqExample/tree/main</text:span></text:span></text:a></text:p>
      <text:p text:style-name="P5"><text:span text:style-name="Strong_20_Emphasis"><text:span text:style-name="T7"/></text:span></text:p>
      <text:p text:style-name="P5"><text:span text:style-name="Strong_20_Emphasis"><text:span text:style-name="T7"/></text:span></text:p>
      <text:p text:style-name="P5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9H5M11S</meta:editing-duration>
    <meta:editing-cycles>553</meta:editing-cycles>
    <meta:generator>LibreOffice/7.6.4.1$Windows_X86_64 LibreOffice_project/e19e193f88cd6c0525a17fb7a176ed8e6a3e2aa1</meta:generator>
    <dc:date>2025-09-06T12:28:25.394000000</dc:date>
    <meta:print-date>2025-09-02T08:35:25.282000000</meta:print-date>
    <meta:printed-by>Pliki PDF</meta:printed-by>
    <meta:document-statistic meta:table-count="0" meta:image-count="0" meta:object-count="0" meta:page-count="1" meta:paragraph-count="23" meta:word-count="84" meta:character-count="1181" meta:non-whitespace-character-count="1108"/>
    <meta:user-defined meta:name="Info 1"/>
    <meta:user-defined meta:name="Info 2"/>
    <meta:user-defined meta:name="Info 3"/>
    <meta:user-defined meta:name="Info 4"/>
  </office:meta>
</office:document-meta>
</file>